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181615" style:rotation-align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rect draw:z-index="0" draw:style-name="gr1" draw:text-style-name="P1" svg:width="6.774cm" svg:height="5.16cm" svg:x="1.561cm" svg:y="6.457cm">
            <text:p text:style-name="P1">Search for:</text:p>
            <text:p text:style-name="P1">([0-9]{2})([0-9]{2})</text:p>
            <text:p text:style-name="P1"/>
            <text:p text:style-name="P1">Replace with:</text:p>
            <text:p text:style-name="P1">$1.$2</text:p>
            <text:p text:style-name="P1"/>
            <text:p text:style-name="P1">Enable regular expressions</text:p>
          </draw:rect>
        </table:shapes>
        <table:table-column table:style-name="co1" table:default-cell-style-name="ce1"/>
        <table:table-row table:style-name="ro1">
          <table:table-cell office:value-type="string">
            <text:p>1345-1430</text:p>
          </table:table-cell>
        </table:table-row>
        <table:table-row table:style-name="ro1">
          <table:table-cell office:value-type="string">
            <text:p>1345-1430</text:p>
          </table:table-cell>
        </table:table-row>
        <table:table-row table:style-name="ro1">
          <table:table-cell office:value-type="string">
            <text:p>1450-1530</text:p>
          </table:table-cell>
        </table:table-row>
        <table:table-row table:style-name="ro1">
          <table:table-cell office:value-type="string">
            <text:p>1255-1335</text:p>
          </table:table-cell>
        </table:table-row>
        <table:table-row table:style-name="ro1">
          <table:table-cell office:value-type="string">
            <text:p>1230-134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.01.2012</text:date>, <text:time>16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7T16:25:38</meta:creation-date>
    <dc:date>2012-01-17T16:33:31</dc:date>
    <meta:editing-duration>PT7M56S</meta:editing-duration>
    <meta:editing-cycles>1</meta:editing-cycles>
    <meta:document-statistic meta:table-count="3" meta:cell-count="5" meta:object-count="1"/>
    <meta:generator>LibreOffice/3.3$Unix LibreOffice_project/330m19$Build-401</meta:generator>
  </office:meta>
</office:document-meta>
</file>